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ndale Mono" fo:font-size="11pt" fo:font-style="normal" officeooo:rsid="001e4a02" officeooo:paragraph-rsid="001e4a02" style:font-size-asian="11pt" style:font-style-asian="normal" style:font-size-complex="11pt" style:font-style-complex="normal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ndale Mono" fo:font-size="11pt" fo:font-style="normal" officeooo:rsid="001e4a02" officeooo:paragraph-rsid="001e4a02" style:font-size-asian="11pt" style:font-style-asian="normal" style:font-size-complex="11pt" style:font-style-complex="normal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ndale Mono" fo:font-size="11pt" fo:font-style="normal" officeooo:rsid="001fa88c" officeooo:paragraph-rsid="001fa88c" style:font-size-asian="11pt" style:font-style-asian="normal" style:font-size-complex="11pt" style:font-style-complex="normal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style:font-name="Andale Mono" fo:font-size="11pt" fo:font-style="normal" officeooo:rsid="001fa88c" officeooo:paragraph-rsid="001fa88c" style:font-size-asian="11pt" style:font-style-asian="normal" style:font-size-complex="11pt" style:font-style-complex="normal"/>
    </style:style>
    <style:style style:name="P5" style:family="paragraph" style:parent-style-name="Standard" style:list-style-name="L2">
      <style:paragraph-properties fo:line-height="150%" fo:text-align="justify" style:justify-single-word="false"/>
      <style:text-properties style:font-name="Andale Mono" fo:font-size="11pt" fo:font-style="normal" officeooo:rsid="00211d15" officeooo:paragraph-rsid="00211d15" style:font-size-asian="11pt" style:font-style-asian="normal" style:font-size-complex="11pt" style:font-style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ndale Mono" fo:font-size="11pt" fo:font-style="normal" officeooo:rsid="00211d15" officeooo:paragraph-rsid="001fa88c" style:font-size-asian="11pt" style:font-style-asian="normal" style:font-size-complex="11pt" style:font-style-complex="normal"/>
    </style:style>
    <style:style style:name="P7" style:family="paragraph" style:parent-style-name="Standard" style:list-style-name="L2">
      <style:paragraph-properties fo:line-height="150%" fo:text-align="justify" style:justify-single-word="false"/>
      <style:text-properties style:font-name="Andale Mono" fo:font-size="11pt" fo:font-style="normal" officeooo:rsid="0022eb59" officeooo:paragraph-rsid="0022eb59" style:font-size-asian="11pt" style:font-style-asian="normal" style:font-size-complex="11pt" style:font-style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ndale Mono" fo:font-size="11pt" fo:font-style="normal" officeooo:rsid="002769ca" officeooo:paragraph-rsid="002769ca" style:font-size-asian="11pt" style:font-style-asian="normal" style:font-size-complex="11pt" style:font-style-complex="normal"/>
    </style:style>
    <style:style style:name="P9" style:family="paragraph" style:parent-style-name="Standard">
      <style:paragraph-properties fo:line-height="150%" fo:text-align="center" style:justify-single-word="false"/>
      <style:text-properties style:font-name="Andale Mono" fo:font-size="11pt" fo:font-style="normal" officeooo:rsid="002769ca" officeooo:paragraph-rsid="002769ca" style:font-size-asian="11pt" style:font-style-asian="normal" style:font-size-complex="11pt" style:font-style-complex="normal"/>
    </style:style>
    <style:style style:name="P10" style:family="paragraph" style:parent-style-name="Standard" style:list-style-name="L1">
      <style:paragraph-properties fo:line-height="150%" fo:text-align="justify" style:justify-single-word="false"/>
      <style:text-properties style:font-name="Andale Mono" fo:font-size="11pt" fo:font-style="normal" fo:font-weight="normal" officeooo:rsid="00210940" officeooo:paragraph-rsid="00210940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Andale Mono" fo:font-size="11pt" fo:font-style="normal" fo:font-weight="normal" officeooo:rsid="0023c2c5" officeooo:paragraph-rsid="0023c2c5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 style:list-style-name="L3">
      <style:paragraph-properties fo:line-height="150%" fo:text-align="justify" style:justify-single-word="false"/>
      <style:text-properties style:font-name="Andale Mono" fo:font-size="11pt" fo:font-style="normal" fo:font-weight="normal" officeooo:rsid="00282748" officeooo:paragraph-rsid="00282748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Andale Mono" fo:font-size="11pt" fo:font-style="normal" fo:font-weight="normal" officeooo:rsid="002f747a" officeooo:paragraph-rsid="002c3db4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Andale Mono" fo:font-size="11pt" fo:font-style="normal" fo:font-weight="bold" officeooo:rsid="002c3db4" officeooo:paragraph-rsid="002c3db4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officeooo:paragraph-rsid="002f747a"/>
    </style:style>
    <style:style style:name="P16" style:family="paragraph" style:parent-style-name="Standard" style:list-style-name="L15">
      <style:paragraph-properties fo:line-height="150%" fo:text-align="justify" style:justify-single-word="false"/>
      <style:text-properties officeooo:paragraph-rsid="002f747a"/>
    </style:style>
    <style:style style:name="P17" style:family="paragraph" style:parent-style-name="Standard" style:list-style-name="L16">
      <style:paragraph-properties fo:line-height="150%" fo:text-align="justify" style:justify-single-word="false"/>
      <style:text-properties officeooo:paragraph-rsid="002f747a"/>
    </style:style>
    <style:style style:name="P18" style:family="paragraph" style:parent-style-name="Standard" style:list-style-name="L24">
      <style:paragraph-properties fo:line-height="150%" fo:text-align="justify" style:justify-single-word="false"/>
      <style:text-properties officeooo:paragraph-rsid="002f747a"/>
    </style:style>
    <style:style style:name="P19" style:family="paragraph" style:parent-style-name="Standard">
      <style:paragraph-properties fo:line-height="150%" fo:text-align="justify" style:justify-single-word="false"/>
      <style:text-properties fo:font-size="11pt" officeooo:paragraph-rsid="00282748" style:font-size-asian="11pt" style:font-size-complex="11pt"/>
    </style:style>
    <style:style style:name="P20" style:family="paragraph" style:parent-style-name="Standard" style:list-style-name="L3">
      <style:paragraph-properties fo:line-height="150%" fo:text-align="justify" style:justify-single-word="false"/>
      <style:text-properties fo:font-size="11pt" officeooo:paragraph-rsid="00282748" style:font-size-asian="11pt" style:font-size-complex="11pt"/>
    </style:style>
    <style:style style:name="P21" style:family="paragraph" style:parent-style-name="Standard" style:list-style-name="L15">
      <style:paragraph-properties fo:line-height="150%" fo:text-align="justify" style:justify-single-word="false"/>
      <style:text-properties officeooo:rsid="002f747a" officeooo:paragraph-rsid="002f747a"/>
    </style:style>
    <style:style style:name="P22" style:family="paragraph" style:parent-style-name="Text_20_body" style:list-style-name="L3">
      <style:paragraph-properties fo:line-height="150%" fo:text-align="justify" style:justify-single-word="false"/>
      <style:text-properties fo:font-size="11pt" officeooo:paragraph-rsid="00282748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0940" style:font-weight-asian="bold" style:font-weight-complex="bold"/>
    </style:style>
    <style:style style:name="T3" style:family="text">
      <style:text-properties fo:font-weight="bold" officeooo:rsid="0029e4ac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211d15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22eb59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23c2c5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10940" style:font-weight-asian="normal" style:font-weight-complex="normal"/>
    </style:style>
    <style:style style:name="T12" style:family="text">
      <style:text-properties fo:font-weight="normal" officeooo:rsid="00211d15" style:font-weight-asian="normal" style:font-weight-complex="normal"/>
    </style:style>
    <style:style style:name="T13" style:family="text">
      <style:text-properties fo:font-weight="normal" officeooo:rsid="0022eb59" style:font-weight-asian="normal" style:font-weight-complex="normal"/>
    </style:style>
    <style:style style:name="T14" style:family="text">
      <style:text-properties fo:font-weight="normal" officeooo:rsid="0029e4ac" style:font-weight-asian="normal" style:font-weight-complex="normal"/>
    </style:style>
    <style:style style:name="T15" style:family="text">
      <style:text-properties style:text-position="super 58%" fo:font-weight="bold" style:font-weight-asian="bold" style:font-weight-complex="bold"/>
    </style:style>
    <style:style style:name="T16" style:family="text">
      <style:text-properties style:font-name="Andale Mono" fo:font-style="normal" fo:font-weight="normal" officeooo:rsid="00277921" style:font-style-asian="normal" style:font-weight-asian="normal" style:font-style-complex="normal" style:font-weight-complex="normal"/>
    </style:style>
    <style:style style:name="T17" style:family="text">
      <style:text-properties style:font-name="Andale Mono" fo:font-style="normal" fo:font-weight="normal" officeooo:rsid="00282748" style:font-style-asian="normal" style:font-weight-asian="normal" style:font-style-complex="normal" style:font-weight-complex="normal"/>
    </style:style>
    <style:style style:name="T18" style:family="text">
      <style:text-properties style:font-name="Andale Mono" fo:font-style="italic" fo:font-weight="normal" officeooo:rsid="00282748" style:font-style-asian="normal" style:font-weight-asian="normal" style:font-style-complex="normal" style:font-weight-complex="normal"/>
    </style:style>
    <style:style style:name="T19" style:family="text">
      <style:text-properties style:font-name="Andale Mono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20" style:family="text">
      <style:text-properties style:font-name="Andale Mono" fo:font-size="11pt" fo:font-style="normal" fo:font-weight="normal" officeooo:rsid="002f747a" style:font-size-asian="11pt" style:font-style-asian="normal" style:font-weight-asian="normal" style:font-size-complex="11pt" style:font-style-complex="normal" style:font-weight-complex="normal"/>
    </style:style>
    <style:style style:name="T21" style:family="text">
      <style:text-properties style:font-name="Andale Mono" fo:font-size="11pt" fo:font-style="normal" fo:font-weight="normal" officeooo:rsid="002c3db4" style:font-size-asian="11pt" style:font-style-asian="normal" style:font-weight-asian="normal" style:font-size-complex="11pt" style:font-style-complex="normal" style:font-weight-complex="normal"/>
    </style:style>
    <style:style style:name="T22" style:family="text">
      <style:text-properties style:font-name="Andale Mono" fo:font-size="11pt" fo:font-style="normal" fo:font-weight="normal" officeooo:rsid="002d9cbe" style:font-size-asian="11pt" style:font-style-asian="normal" style:font-weight-asian="normal" style:font-size-complex="11pt" style:font-style-complex="normal" style:font-weight-complex="normal"/>
    </style:style>
    <style:style style:name="T23" style:family="text">
      <style:text-properties style:font-name="Andale Mon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24" style:family="text">
      <style:text-properties style:font-name="Andale Mono" fo:font-size="11pt" fo:font-style="italic" fo:font-weight="normal" officeooo:rsid="002f747a" style:font-size-asian="11pt" style:font-style-asian="italic" style:font-weight-asian="normal" style:font-size-complex="11pt" style:font-style-complex="italic" style:font-weight-complex="normal"/>
    </style:style>
    <style:style style:name="T25" style:family="text">
      <style:text-properties officeooo:rsid="0029e4ac"/>
    </style:style>
    <style:style style:name="T26" style:family="text">
      <style:text-properties officeooo:rsid="002769ca"/>
    </style:style>
    <style:style style:name="T27" style:family="text">
      <style:text-properties style:text-underline-style="none"/>
    </style:style>
    <style:style style:name="T28" style:family="text">
      <style:text-properties style:text-underline-style="none" fo:font-weight="bold" style:font-weight-asian="bold" style:font-weight-complex="bold"/>
    </style:style>
    <style:style style:name="T29" style:family="text">
      <style:text-properties style:text-underline-style="none" officeooo:rsid="002769c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66cm" fo:text-indent="-0.635cm" fo:margin-left="1.56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1cm" fo:text-indent="-0.635cm" fo:margin-left="2.20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6cm" fo:text-indent="-0.635cm" fo:margin-left="2.83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71cm" fo:text-indent="-0.635cm" fo:margin-left="3.47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06cm" fo:text-indent="-0.635cm" fo:margin-left="4.10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41cm" fo:text-indent="-0.635cm" fo:margin-left="4.74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76cm" fo:text-indent="-0.635cm" fo:margin-left="5.37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11cm" fo:text-indent="-0.635cm" fo:margin-left="6.01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46cm" fo:text-indent="-0.635cm" fo:margin-left="6.64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81cm" fo:text-indent="-0.635cm" fo:margin-left="7.281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cm" fo:text-indent="-0.635cm" fo:margin-left="2.7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1cm" fo:text-indent="-0.635cm" fo:margin-left="3.4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45cm" fo:text-indent="-0.635cm" fo:margin-left="4.0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8cm" fo:text-indent="-0.635cm" fo:margin-left="4.6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15cm" fo:text-indent="-0.635cm" fo:margin-left="5.3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5cm" fo:text-indent="-0.635cm" fo:margin-left="5.9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85cm" fo:text-indent="-0.635cm" fo:margin-left="6.5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2cm" fo:text-indent="-0.635cm" fo:margin-left="7.2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55cm" fo:text-indent="-0.635cm" fo:margin-left="7.8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49cm" fo:text-indent="-0.635cm" fo:margin-left="8.49cm"/>
        </style:list-level-properties>
      </text:list-level-style-number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 problema de las Torres de Hanoi y recursividad.</text:p>
      <text:p text:style-name="P1"/>
      <text:p text:style-name="P2">La palabra recursividad es utilizada para describir un proceso definido sobre sí mismo. Es decir, un proceso que espera determinados valores de entrada, y es capaz de procesarlas y producir una salida haciendo uso de su propia definición <text:span text:style-name="T25">capaz de procesar con éxito un tamaño </text:span><text:span text:style-name="T3">n </text:span><text:span text:style-name="T14">de entrada, basándose en que la definición garantiza la solución para un tamaño (</text:span><text:span text:style-name="T3">n – 1) </text:span><text:span text:style-name="T14">de la misma. </text:span><text:s/></text:p>
      <text:p text:style-name="P3"><text:span text:style-name="T10">Es posible ilustrar esta idea de recursividad </text:span><text:span text:style-name="T14">estudiando la</text:span><text:span text:style-name="T10"> solución del juego Las Torres de Hanoi. </text:span></text:p>
      <text:list xml:id="list6797469256882001348" text:style-name="L1">
        <text:list-item>
          <text:p text:style-name="P4"><text:span text:style-name="T10">Se quiere trasladar la </text:span><text:span text:style-name="T1">n </text:span><text:span text:style-name="T10">piezas del poste origen al poste destino. La pieza </text:span><text:span text:style-name="T1">n </text:span><text:span text:style-name="T10">al principio está debajo de las </text:span><text:span text:style-name="T1">n-1 </text:span><text:span text:style-name="T10">piezas restantes. Por regla (una pieza mayor no puede estar sobre una pieza menor), la única manera de pasar la pieza </text:span><text:span text:style-name="T1">n </text:span><text:span text:style-name="T10">a destino sería pasar la </text:span><text:span text:style-name="T1">n–1 </text:span><text:span text:style-name="T10">piezas al poste auxiliar y luego la pieza </text:span><text:span text:style-name="T1">n </text:span><text:span text:style-name="T10">a destino. </text:span></text:p>
        </text:list-item>
        <text:list-item>
          <text:p text:style-name="P4"><text:span text:style-name="T10">Al querer mover las </text:span><text:span text:style-name="T1">n-1 </text:span><text:span text:style-name="T10">piezas a auxiliar, se tiene que nuevamente se trata de una nueva torre de tamaño </text:span><text:span text:style-name="T1">n-1, </text:span><text:span text:style-name="T10">y se presenta el mismo problema al momento de pasar la pieza </text:span><text:span text:style-name="T1">n-1 </text:span><text:span text:style-name="T10">al poste destino. </text:span><text:span text:style-name="T1"><text:s/></text:span><text:span text:style-name="T11">La única manera de pasar la pieza </text:span><text:span text:style-name="T2">n-1</text:span><text:span text:style-name="T11"> a destino, sería pasar las </text:span><text:span text:style-name="T2">n-2 </text:span><text:span text:style-name="T11">piezas al poste auxiliar y luego la pieza </text:span><text:span text:style-name="T2">n-1 </text:span><text:span text:style-name="T11">a destino. </text:span></text:p>
        </text:list-item>
        <text:list-item>
          <text:p text:style-name="P10">El mismo problema se presentara <text:span text:style-name="T4">recursivamente </text:span>hasta que nos encontremos con el caso en el cual trasladar una torre es <text:s/>equivalente a trasladar un <text:span text:style-name="T1">solo disco. </text:span><text:s/></text:p>
        </text:list-item>
      </text:list>
      <text:p text:style-name="P3"><text:span text:style-name="T10">En base a estas consideraciones, es posible escribir el siguiente algoritmo recursivo que resuelve el juego de las torres de Hanoi, teniendo un problema inicial de tamaño </text:span><text:span text:style-name="T1">n</text:span><text:span text:style-name="T10">, que puede ser definido para el tamaño </text:span><text:span text:style-name="T1">n-1 </text:span><text:span text:style-name="T10">sucesivamente hasta que se presente un caso base </text:span><text:span text:style-name="T12">fácil de resolver, y que i</text:span><text:span text:style-name="T10">nductivamente garantiza la solución de todos </text:span><text:span text:style-name="T12">llamados anteriores:</text:span></text:p>
      <text:p text:style-name="P6"><text:span text:style-name="T10">Algoritmo para trasladar la torre 1...n del poste origen</text:span><text:span text:style-name="T5"> </text:span><text:span text:style-name="T10">al poste </text:span><text:span text:style-name="T5">destino, </text:span><text:span text:style-name="T10">usando el poste </text:span><text:span text:style-name="T8">intermedio</text:span><text:span text:style-name="T5"> </text:span><text:span text:style-name="T10">como poste auxiliar:</text:span></text:p>
      <text:list xml:id="list6342743659731820116" text:style-name="L2">
        <text:list-item>
          <text:p text:style-name="P5"><text:span text:style-name="T10">Si n = 1, lleve el disco 1 de </text:span><text:span text:style-name="T5">origen </text:span><text:span text:style-name="T10">a </text:span><text:span text:style-name="T8">intermedio</text:span><text:span text:style-name="T5"> </text:span><text:span text:style-name="T10">y termine.</text:span></text:p>
        </text:list-item>
        <text:list-item>
          <text:p text:style-name="P5"><text:span text:style-name="T10">Traslade la torre 1...n-1 usando este mismo algoritmo, </text:span><text:span text:style-name="T5">de origen </text:span><text:span text:style-name="T10">a </text:span><text:span text:style-name="T8">intermedio</text:span><text:span text:style-name="T10"> usando </text:span><text:span text:style-name="T7">destino</text:span><text:span text:style-name="T5"> </text:span><text:span text:style-name="T10">como </text:span><text:span text:style-name="T13">auxiliar</text:span><text:span text:style-name="T5">.</text:span></text:p>
        </text:list-item>
        <text:list-item>
          <text:p text:style-name="P7"><text:span text:style-name="T10">Lleve el disco n de </text:span><text:span text:style-name="T5">origen </text:span><text:span text:style-name="T10">a </text:span><text:span text:style-name="T5">destino</text:span><text:span text:style-name="T10">.</text:span></text:p>
        </text:list-item>
        <text:list-item>
          <text:p text:style-name="P7"><text:span text:style-name="T10">Traslada la torre 1...</text:span><text:span text:style-name="T9">n</text:span><text:span text:style-name="T10">−1 usando este mismo algoritmo, de </text:span><text:span text:style-name="T8">destino</text:span><text:span text:style-name="T10"> a </text:span><text:span text:style-name="T8">intermedio</text:span><text:span text:style-name="T10">, usando como auxiliar </text:span><text:span text:style-name="T8">origen</text:span><text:span text:style-name="T10">.</text:span></text:p>
        </text:list-item>
      </text:list>
      <text:p text:style-name="P8"><text:soft-page-break/><text:span text:style-name="T10">Este algoritmo se ejecuta en el menor número de pasos posibles para resolver el juego de las torres de Hanoi para </text:span><text:span text:style-name="T5">n </text:span><text:span text:style-name="T10">piezas, esto es:</text:span></text:p>
      <text:p text:style-name="P9"><text:span text:style-name="T10"><text:s/>F(n) = 2</text:span><text:span text:style-name="T15">n</text:span><text:span text:style-name="T10"> - 1</text:span></text:p>
      <text:p text:style-name="P11"><text:span text:style-name="T28">Pregunta 1)</text:span><text:span text:style-name="T27"> ¿Es posible solucionar el juego </text:span><text:span text:style-name="T29">de las torres de Hanoi</text:span><text:span text:style-name="T27"> sin usar recursividad?</text:span></text:p>
      <text:p text:style-name="P19"><text:span text:style-name="T16">Sí, existe una manera de resolver el juego de las torres de Hanoi usando un algoritmo iterativo. Existen dos algoritmos para ello, dependiendo de el número de piezas de la torre </text:span><text:span text:style-name="T17">y si este es par o impar. </text:span></text:p>
      <text:list xml:id="list6346892457619548586" text:style-name="L3">
        <text:list-item>
          <text:p text:style-name="P12">Número de piezas es impar:</text:p>
          <text:list>
            <text:list-item>
              <text:p text:style-name="P22"><text:span text:style-name="T17">Si inicialmente se tiene un número impar de discos, el primer movimiento debe ser colocar el disco más pequeño en la pila </text:span><text:span text:style-name="T18">destino</text:span><text:span text:style-name="T17">, y en cada paso impar se le mueve a la siguiente pila a su izquierda (o a la pila </text:span><text:span text:style-name="T18">destino</text:span><text:span text:style-name="T17"> si está en la pila </text:span><text:span text:style-name="T18">origen</text:span><text:span text:style-name="T17">). </text:span></text:p>
            </text:list-item>
          </text:list>
        </text:list-item>
        <text:list-item>
          <text:p text:style-name="P12">Número de piezas es par:</text:p>
          <text:list>
            <text:list-item>
              <text:p text:style-name="P20"><text:span text:style-name="T17">Si se tiene inicialmente un número par de discos, el primer movimiento debe ser colocar el disco más pequeño en la pila </text:span><text:span text:style-name="T18">intermedia</text:span><text:span text:style-name="T17">, y en cada paso impar se le mueve a la siguiente pila a su derecha (o a la pila </text:span><text:span text:style-name="T18">origen</text:span><text:span text:style-name="T17"> si está en la pila </text:span><text:span text:style-name="T18">destino</text:span><text:span text:style-name="T17">).</text:span></text:p>
            </text:list-item>
          </text:list>
        </text:list-item>
      </text:list>
      <text:p text:style-name="P14"/>
      <text:p text:style-name="P14">Pregunta 2) <text:span text:style-name="T10">¿Si el juego se encuentra en una posición cualquiera de los discos, se puede determinar si es una posición válida, es decir, una posición intermedia para llegar a la solución del juego?</text:span></text:p>
      <text:p text:style-name="P15"><text:span text:style-name="T21">Es posible determinar si una jugada hecha por quien </text:span><text:span text:style-name="T22">juega</text:span><text:span text:style-name="T21"> <text:s/>es una jugada de la serie de jugadas </text:span><text:span text:style-name="T22">intermedias para resolver el juego (las piezas se enumeran de menor a mayor radio).</text:span></text:p>
      <text:list xml:id="list7263672085780145135" text:style-name="L15">
        <text:list-item>
          <text:p text:style-name="P16"><text:span text:style-name="T20">El número total de piezas en la torre es impar:</text:span></text:p>
        </text:list-item>
      </text:list>
      <text:list xml:id="list6217038759459052339" text:style-name="L16">
        <text:list-item>
          <text:p text:style-name="P17"><text:span text:style-name="T20">Todas las piezas impares deben moverse en el siguiente patrón: </text:span><text:span text:style-name="T24">origen → destino → intermedio → origen → destino …</text:span></text:p>
        </text:list-item>
        <text:list-item>
          <text:p text:style-name="P17"><text:span text:style-name="T20">Todas las piezas pares deben moverse en el siguiente patrón:</text:span></text:p>
        </text:list-item>
      </text:list>
      <text:list xml:id="list51054203287240" text:continue-list="list7263672085780145135" text:style-name="L15">
        <text:list-item>
          <text:list>
            <text:list-header>
              <text:p text:style-name="P21"><text:span text:style-name="T23">origen → intermedia → destino → origen → intermedia …</text:span></text:p>
            </text:list-header>
          </text:list>
        </text:list-item>
        <text:list-item>
          <text:p text:style-name="P21"><text:span text:style-name="T19">El número total de piezas en la torre es par:</text:span></text:p>
        </text:list-item>
      </text:list>
      <text:list xml:id="list1175631078689636480" text:style-name="L24">
        <text:list-item>
          <text:p text:style-name="P18"><text:span text:style-name="T20">Todas las piezas impares deben moverse en el siguiente patrón:</text:span></text:p>
          <text:p text:style-name="P18"><text:span text:style-name="T24">origen → intermedia → destino → origen → intermedia …</text:span></text:p>
        </text:list-item>
        <text:list-item>
          <text:p text:style-name="P18"><text:span text:style-name="T20">Todas las piezas pares deben moverse en el siguiente patrón: </text:span></text:p>
          <text:p text:style-name="P18"><text:span text:style-name="T24">origen → destino → intermedio → origen → destino …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20:19:43.623650076</meta:creation-date>
    <dc:date>2018-06-22T05:10:52.867633921</dc:date>
    <meta:editing-duration>PT3H39M14S</meta:editing-duration>
    <meta:editing-cycles>4</meta:editing-cycles>
    <meta:generator>LibreOffice/5.2.7.2$Linux_X86_64 LibreOffice_project/20m0$Build-2</meta:generator>
    <meta:document-statistic meta:table-count="0" meta:image-count="0" meta:object-count="0" meta:page-count="2" meta:paragraph-count="31" meta:word-count="745" meta:character-count="4053" meta:non-whitespace-character-count="3344"/>
  </office:meta>
</office:document-meta>
</file>